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fo:margin-top="0.0694in" fo:margin-bottom="0.0694in" fo:line-height="100%"/>
      <style:text-properties style:font-name="Times New Roman" fo:font-weight="bold" style:font-weight-asian="bold" style:font-weight-complex="bold" fo:font-style="italic" style:font-style-asian="italic" style:font-style-complex="italic" fo:color="#00B050" fo:font-size="13.5pt" style:font-size-asian="13.5pt" style:font-size-complex="13.5pt" fo:language="pt" fo:country="PT"/>
    </style:style>
    <style:style style:name="P2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3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4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5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6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7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8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9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10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11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12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13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14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15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16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T17" style:parent-style-name="Fonteparág.padrão" style:family="text">
      <style:text-properties style:font-name="Times New Roman" fo:font-style="italic" style:font-style-asian="italic" style:font-style-complex="italic" fo:color="#0070C0" fo:font-size="12pt" style:font-size-asian="12pt" style:font-size-complex="12pt" fo:language="pt" fo:country="PT"/>
    </style:style>
    <style:style style:name="P18" style:parent-style-name="Normal" style:family="paragraph">
      <style:paragraph-properties style:text-autospace="none" fo:margin-top="0.0694in" fo:margin-bottom="0.0694in" fo:line-height="100%"/>
      <style:text-properties style:font-name="Times New Roman" fo:font-weight="bold" style:font-weight-asian="bold" style:font-weight-complex="bold" fo:font-style="italic" style:font-style-asian="italic" style:font-style-complex="italic" fo:color="#00B050" fo:font-size="13.5pt" style:font-size-asian="13.5pt" style:font-size-complex="13.5pt" fo:language="pt" fo:country="PT"/>
    </style:style>
    <style:style style:name="P19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20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21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22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23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24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25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26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27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28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29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30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31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32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33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34" style:parent-style-name="Normal" style:list-style-name="LFO1" style:family="paragraph">
      <style:paragraph-properties style:text-autospace="none" fo:margin-top="0.0694in" fo:margin-bottom="0.0694in" fo:line-height="100%" fo:margin-left="0.5in" fo:text-indent="-0.25in">
        <style:tab-stops>
          <style:tab-stop style:type="left" style:position="0in"/>
        </style:tab-stops>
      </style:paragraph-properties>
    </style:style>
    <style:style style:name="T35" style:parent-style-name="Fonteparág.padrão" style:family="text">
      <style:text-properties style:font-name="Times New Roman" fo:font-weight="bold" style:font-weight-asian="bold" style:font-weight-complex="bold" fo:color="#0070C0" fo:font-size="12pt" style:font-size-asian="12pt" style:font-size-complex="12pt" fo:language="pt" fo:country="PT"/>
    </style:style>
    <style:style style:name="T36" style:parent-style-name="Fonteparág.padrão" style:family="text">
      <style:text-properties style:font-name="Times New Roman" fo:color="#0070C0" fo:font-size="12pt" style:font-size-asian="12pt" style:font-size-complex="12pt" fo:language="pt" fo:country="PT"/>
    </style:style>
    <style:style style:name="P37" style:parent-style-name="Normal" style:family="paragraph">
      <style:paragraph-properties style:text-autospace="none" fo:margin-top="0.0694in" fo:margin-bottom="0.0694in" fo:line-height="100%"/>
      <style:text-properties style:font-name="Times New Roman" fo:font-weight="bold" style:font-weight-asian="bold" style:font-weight-complex="bold" fo:font-style="italic" style:font-style-asian="italic" style:font-style-complex="italic" fo:color="#00B050" fo:font-size="13.5pt" style:font-size-asian="13.5pt" style:font-size-complex="13.5pt" fo:language="pt" fo:country="PT"/>
    </style:style>
    <style:style style:name="P38" style:parent-style-name="Normal" style:family="paragraph">
      <style:paragraph-properties style:text-autospace="none" fo:margin-top="0.0694in" fo:margin-bottom="0.0694in" fo:line-height="100%"/>
      <style:text-properties style:font-name="Times New Roman" fo:color="#0070C0" fo:font-size="12pt" style:font-size-asian="12pt" style:font-size-complex="12pt" fo:language="pt" fo:country="PT"/>
    </style:style>
  </office:automatic-styles>
  <office:body>
    <office:text text:use-soft-page-breaks="true">
      <text:p text:style-name="P1">Principais Aprendizados</text:p>
      <text:list text:style-name="LFO1" text:continue-numbering="true">
        <text:list-item>
          <text:p text:style-name="P2"><text:span text:style-name="T3">Interface Intuitiva e No-Code:</text:span><text:span text:style-name="T4"><text:s/>O Copilot Studio se destaca pela sua interface visual amigável, que permite a criação de copilotos sem a necessidade de escrever código. Isso facilita o desenvolvimento para usuários com diferentes níveis de conhecimento técnico.</text:span></text:p>
        </text:list-item>
        <text:list-item>
          <text:p text:style-name="P5"><text:span text:style-name="T6">Criação de Tópicos:</text:span><text:span text:style-name="T7"><text:s/>A base de um copiloto no Copilot Studio são os tópicos, que representam os diferentes fluxos de conversa. Aprendi a criar tópicos para abordar perguntas e necessidades específicas dos usuários.</text:span></text:p>
        </text:list-item>
        <text:list-item>
          <text:p text:style-name="P8"><text:span text:style-name="T9">Gatilhos e Ações:</text:span><text:span text:style-name="T10"><text:s/>Os gatilhos definem quando um tópico deve ser acionado, enquanto as ações determinam as respostas e interações do copiloto. Compreendi como configurar gatilhos com base em frases-chave e como definir ações para fornecer informações, coletar dados e realizar outras tarefas.</text:span></text:p>
        </text:list-item>
        <text:list-item>
          <text:p text:style-name="P11"><text:span text:style-name="T12">Testes e Publicação:</text:span><text:span text:style-name="T13"><text:s/>O Copilot Studio oferece ferramentas de teste para simular conversas e verificar o comportamento do copiloto. Após os testes, o copiloto pode ser publicado em diferentes canais, como sites, aplicativos e redes sociais.</text:span></text:p>
        </text:list-item>
        <text:list-item>
          <text:p text:style-name="P14"><text:span text:style-name="T15">Inteligência Artificial:</text:span><text:span text:style-name="T16"><text:s/>A plataforma utiliza inteligência artificial para entender a linguagem natural dos usuários, o que permite conversas mais fluidas e<text:s/></text:span><text:span text:style-name="T17">personalizadas.</text:span></text:p>
        </text:list-item>
      </text:list>
      <text:p text:style-name="P18">Passos para Criar um Copiloto Básico</text:p>
      <text:list text:style-name="LFO1" text:continue-numbering="true">
        <text:list-item>
          <text:p text:style-name="P19"><text:span text:style-name="T20">Criação do Copiloto:</text:span><text:span text:style-name="T21"><text:s/>Acesse o Microsoft Copilot Studio e crie um novo copiloto, definindo seu nome e idioma.</text:span></text:p>
        </text:list-item>
        <text:list-item>
          <text:p text:style-name="P22"><text:span text:style-name="T23">Criação de Tópicos:</text:span><text:span text:style-name="T24"><text:s/>Crie tópicos para os principais assuntos que o copiloto deve abordar.</text:span></text:p>
        </text:list-item>
        <text:list-item>
          <text:p text:style-name="P25"><text:span text:style-name="T26">Definição de Gatilhos:</text:span><text:span text:style-name="T27"><text:s/>Adicione frases-chave que acionarão cada tópico.</text:span></text:p>
        </text:list-item>
        <text:list-item>
          <text:p text:style-name="P28"><text:span text:style-name="T29">Configuração de Ações:</text:span><text:span text:style-name="T30"><text:s/>Defina as respostas e interações do copiloto para cada tópico, incluindo mensagens de texto, perguntas e ações personalizadas.</text:span></text:p>
        </text:list-item>
        <text:list-item>
          <text:p text:style-name="P31"><text:span text:style-name="T32">Testes e Ajustes:</text:span><text:span text:style-name="T33"><text:s/>Utilize a ferramenta de teste para simular conversas e ajustar o comportamento do copiloto.</text:span></text:p>
        </text:list-item>
        <text:list-item>
          <text:p text:style-name="P34"><text:span text:style-name="T35">Publicação:</text:span><text:span text:style-name="T36"><text:s/>Publique o copiloto no canal desejado.</text:span></text:p>
        </text:list-item>
      </text:list>
      <text:p text:style-name="P37">Considerações Finais</text:p>
      <text:p text:style-name="P38">O Microsoft Copilot Studio se mostrou uma ferramenta poderosa e acessível para a criação de copilotos. Através da demonstração prática, adquiri conhecimentos essenciais para iniciar o desenvolvimento de copilotos personalizados e explorar as funcionalidades avançadas da plataform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font-name="Calibri" style:font-name-asian="Calibri" style:font-name-complex="Times New Roman"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dnei camargo</meta:initial-creator>
    <dc:creator>Sidnei camargo</dc:creator>
    <meta:creation-date>2025-03-11T00:20:00Z</meta:creation-date>
    <dc:date>2025-03-11T00:21:00Z</dc:date>
    <meta:template xlink:href="Normal" xlink:type="simple"/>
    <meta:editing-cycles>2</meta:editing-cycles>
    <meta:editing-duration>PT60S</meta:editing-duration>
    <meta:document-statistic meta:page-count="1" meta:paragraph-count="4" meta:word-count="332" meta:character-count="2124" meta:row-count="14" meta:non-whitespace-character-count="1796"/>
  </office:meta>
</office:document-meta>
</file>